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944cm" table:align="margins"/>
    </style:style>
    <style:style style:name="Tableau1.A" style:family="table-column">
      <style:table-column-properties style:column-width="6.315cm" style:rel-column-width="21842*"/>
    </style:style>
    <style:style style:name="Tableau1.C" style:family="table-column">
      <style:table-column-properties style:column-width="6.316cm" style:rel-column-width="2185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none" fo:border-top="0.002cm solid #000000" fo:border-bottom="0.002cm solid #000000"/>
    </style:style>
    <style:style style:name="Tableau1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none" fo:border-right="none" fo:border-top="none" fo:border-bottom="0.002cm solid #000000"/>
    </style:style>
    <style:style style:name="Tableau1.C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Table_20_Contents">
      <style:text-properties style:text-underline-style="solid" style:text-underline-width="auto" style:text-underline-color="font-color"/>
    </style:style>
    <style:style style:name="P5" style:family="paragraph" style:parent-style-name="Table_20_Contents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ention pour le GED</text:p>
      <text:p text:style-name="Standard"/>
      <text:p text:style-name="P3">Base de données</text:p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Table_20_Contents">TABLE</text:p>
          </table:table-cell>
          <table:table-cell table:style-name="Tableau1.B1" office:value-type="string">
            <text:p text:style-name="Table_20_Contents">ETRANGERE</text:p>
          </table:table-cell>
          <table:table-cell table:style-name="Tableau1.C1" office:value-type="string">
            <text:p text:style-name="Table_20_Contents">TABLE1_TABLE2</text:p>
          </table:table-cell>
        </table:table-row>
        <table:table-row>
          <table:table-cell table:style-name="Tableau1.A2" office:value-type="string">
            <text:p text:style-name="P4">id_table</text:p>
            <text:p text:style-name="Table_20_Contents">libelle_table</text:p>
            <text:p text:style-name="Table_20_Contents">mdp_table</text:p>
            <text:p text:style-name="P5">id_etrangere#</text:p>
          </table:table-cell>
          <table:table-cell table:style-name="Tableau1.B2" office:value-type="string">
            <text:p text:style-name="P4">id_etrangere</text:p>
            <text:p text:style-name="Table_20_Contents">rue_etrengere</text:p>
            <text:p text:style-name="Table_20_Contents">cp_etrengere</text:p>
          </table:table-cell>
          <table:table-cell table:style-name="Tableau1.C2" office:value-type="string">
            <text:p text:style-name="P4">id_table1#</text:p>
            <text:p text:style-name="P4">id_table2#</text:p>
          </table:table-cell>
        </table:table-row>
      </table:table>
      <text:p text:style-name="Standard"/>
      <text:p text:style-name="Standard"/>
      <text:p text:style-name="P3">Code</text:p>
      <text:p text:style-name="Standard">CLASSE{</text:p>
      <text:p text:style-name="Standard"><text:tab/>nom_attributs</text:p>
      <text:p text:style-name="Standard"><text:tab/></text:p>
      <text:p text:style-name="Standard"><text:tab/>methode()</text:p>
      <text:p text:style-name="Standard">}</text:p>
      <text:p text:style-name="Standard"/>
      <text:p text:style-name="Standard">MAIN{</text:p>
      <text:p text:style-name="Standard"><text:tab/>objet</text:p>
      <text:p text:style-name="Standard"><text:tab/>variable</text:p>
      <text:p text:style-name="Standard"><text:tab/>script</text:p>
      <text:p text:style-name="Standard"><text:tab/>/* Commentaire */</text:p>
      <text:p text:style-name="Standard">}</text:p>
      <text:p text:style-name="Standard"/>
      <text:p text:style-name="P3">DOM</text:p>
      <text:p text:style-name="P1"/>
      <text:p text:style-name="P1">&lt;html&gt;</text:p>
      <text:p text:style-name="P1"/>
      <text:p text:style-name="P1"><text:tab/>&lt;head&gt;&lt;/head&gt;</text:p>
      <text:p text:style-name="P1"/>
      <text:p text:style-name="P1"><text:tab/>&lt;body&gt;</text:p>
      <text:p text:style-name="P1"/>
      <text:p text:style-name="P1"><text:tab/><text:tab/>&lt;div id='header' &gt;</text:p>
      <text:p text:style-name="P1"><text:tab/><text:tab/><text:tab/>&lt;h1&gt;Titre du forum&lt;/h1&gt;</text:p>
      <text:p text:style-name="P1"><text:tab/><text:tab/><text:tab/>&lt;p&gt;&lt;img source='image.jpg' <text:s/>/&gt;&lt;/p&gt;</text:p>
      <text:p text:style-name="P1"><text:tab/><text:tab/>&lt;/div&gt;</text:p>
      <text:p text:style-name="P1"/>
      <text:p text:style-name="P1"><text:tab/><text:tab/>&lt;div id="corpus"&gt;</text:p>
      <text:p text:style-name="P1"><text:tab/><text:tab/><text:tab/>&lt;h2&gt;Titre sujet&lt;/h2&gt;</text:p>
      <text:p text:style-name="P1"><text:tab/><text:tab/><text:tab/>&lt;h3&gt;Sous titre&lt;/h3&gt;</text:p>
      <text:p text:style-name="P1"><text:tab/><text:tab/><text:tab/>&lt;p&gt; Texte &lt;/p&gt;</text:p>
      <text:p text:style-name="P1"><text:tab/><text:tab/>&lt;/div&gt;</text:p>
      <text:p text:style-name="P1"/>
      <text:p text:style-name="P1"><text:tab/><text:tab/>&lt;div id="footer"&gt;</text:p>
      <text:p text:style-name="P1"><text:tab/><text:tab/><text:tab/>&lt;p&gt;Infos (copiright, contact, etc...)&lt;/p&gt;</text:p>
      <text:p text:style-name="P1"><text:tab/><text:tab/>&lt;/div&gt;</text:p>
      <text:p text:style-name="P1"/>
      <text:p text:style-name="P1"><text:tab/>&lt;/body&gt;</text:p>
      <text:p text:style-name="P1"/>
      <text:p text:style-name="P1">&lt;/html&gt;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0.912cm" fo:margin-left="1.005cm" fo:margin-right="1.0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</meta:editing-duration>
    <meta:editing-cycles>7</meta:editing-cycles>
    <meta:generator>OpenOffice/4.1.2$Win32 OpenOffice.org_project/412m3$Build-9782</meta:generator>
    <dc:date>2016-11-08T09:28:44.90</dc:date>
    <meta:document-statistic meta:table-count="1" meta:image-count="0" meta:object-count="0" meta:page-count="2" meta:paragraph-count="44" meta:word-count="65" meta:character-count="543"/>
    <meta:user-defined meta:name="Info 1"/>
    <meta:user-defined meta:name="Info 2"/>
    <meta:user-defined meta:name="Info 3"/>
    <meta:user-defined meta:name="Info 4"/>
  </office:meta>
</office:document-meta>
</file>